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afbb6" officeooo:paragraph-rsid="002afbb6"/>
    </style:style>
    <style:style style:name="P2" style:family="paragraph" style:parent-style-name="Standard">
      <style:text-properties officeooo:rsid="002b9c72" officeooo:paragraph-rsid="002b9c72"/>
    </style:style>
    <style:style style:name="P3" style:family="paragraph" style:parent-style-name="Standard">
      <style:text-properties officeooo:rsid="002ce1b1" officeooo:paragraph-rsid="002ce1b1"/>
    </style:style>
    <style:style style:name="T1" style:family="text">
      <style:text-properties officeooo:rsid="0027f3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Robienie kursu kaggle</text:p>
      <text:p text:style-name="P2">- Czytanie samo w sobie nie ma sensu. Lepszą metodą jest od razu przejść do zadania, i wtedy szukać odpowiedzi.</text:p>
      <text:p text:style-name="P3">- W ML istnieje coś takiego jak Decision Tree regresso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5.2$Linux_X86_64 LibreOffice_project/50$Build-2</meta:generator>
    <dc:date>2023-10-03T20:16:48.104731126</dc:date>
    <meta:editing-duration>PT8H19M6S</meta:editing-duration>
    <meta:editing-cycles>19</meta:editing-cycles>
    <meta:document-statistic meta:table-count="0" meta:image-count="0" meta:object-count="0" meta:page-count="1" meta:paragraph-count="3" meta:word-count="33" meta:character-count="188" meta:non-whitespace-character-count="158"/>
  </office:meta>
</office:document-meta>
</file>